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18">
            <text:p>I-7618</text:p>
          </table:table-cell>
          <table:table-cell office:value-type="float" office:value="63.42666666666667">
            <text:p>63.42666666666667</text:p>
          </table:table-cell>
          <table:table-cell office:value-type="float" office:value="-51.141666666666666">
            <text:p>-51.141666666666666</text:p>
          </table:table-cell>
          <table:table-cell office:value-type="float" office:value="8930.0">
            <text:p>8930.0</text:p>
          </table:table-cell>
          <table:table-cell office:value-type="float" office:value="120.0">
            <text:p>120.0</text:p>
          </table:table-cell>
          <table:table-cell office:value-type="string" office:value="Balanus balanus, Mya truncata and Chlamys islandica">
            <text:p>Balanus balanus, Mya truncata and Chlamys island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17">
            <text:p>I-7617</text:p>
          </table:table-cell>
          <table:table-cell office:value-type="float" office:value="63.43">
            <text:p>63.43</text:p>
          </table:table-cell>
          <table:table-cell office:value-type="float" office:value="-51.12833333333333">
            <text:p>-51.12833333333333</text:p>
          </table:table-cell>
          <table:table-cell office:value-type="float" office:value="9215.0">
            <text:p>9215.0</text:p>
          </table:table-cell>
          <table:table-cell office:value-type="float" office:value="124.0">
            <text:p>124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16">
            <text:p>I-7616</text:p>
          </table:table-cell>
          <table:table-cell office:value-type="float" office:value="63.428333333333335">
            <text:p>63.428333333333335</text:p>
          </table:table-cell>
          <table:table-cell office:value-type="float" office:value="-51.20166666666667">
            <text:p>-51.20166666666667</text:p>
          </table:table-cell>
          <table:table-cell office:value-type="float" office:value="9435.0">
            <text:p>9435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23">
            <text:p>I-7623</text:p>
          </table:table-cell>
          <table:table-cell office:value-type="float" office:value="63.333333333333336">
            <text:p>63.333333333333336</text:p>
          </table:table-cell>
          <table:table-cell office:value-type="float" office:value="-51.108333333333334">
            <text:p>-51.108333333333334</text:p>
          </table:table-cell>
          <table:table-cell office:value-type="float" office:value="9120.0">
            <text:p>9120.0</text:p>
          </table:table-cell>
          <table:table-cell office:value-type="float" office:value="124.0">
            <text:p>12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LuS8623">
            <text:p>LuS8623</text:p>
          </table:table-cell>
          <table:table-cell office:value-type="float" office:value="63.51">
            <text:p>63.51</text:p>
          </table:table-cell>
          <table:table-cell office:value-type="float" office:value="-51.31">
            <text:p>-51.31</text:p>
          </table:table-cell>
          <table:table-cell office:value-type="float" office:value="9325.0">
            <text:p>9325.0</text:p>
          </table:table-cell>
          <table:table-cell office:value-type="float" office:value="70.0">
            <text:p>70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19">
            <text:p>I-7619</text:p>
          </table:table-cell>
          <table:table-cell office:value-type="float" office:value="63.43">
            <text:p>63.43</text:p>
          </table:table-cell>
          <table:table-cell office:value-type="float" office:value="-51.13333333333333">
            <text:p>-51.13333333333333</text:p>
          </table:table-cell>
          <table:table-cell office:value-type="float" office:value="9310.0">
            <text:p>9310.0</text:p>
          </table:table-cell>
          <table:table-cell office:value-type="float" office:value="124.0">
            <text:p>124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LuS8622">
            <text:p>LuS8622</text:p>
          </table:table-cell>
          <table:table-cell office:value-type="float" office:value="63.43">
            <text:p>63.43</text:p>
          </table:table-cell>
          <table:table-cell office:value-type="float" office:value="-51.12">
            <text:p>-51.12</text:p>
          </table:table-cell>
          <table:table-cell office:value-type="float" office:value="9325.0">
            <text:p>9325.0</text:p>
          </table:table-cell>
          <table:table-cell office:value-type="float" office:value="65.0">
            <text:p>65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21">
            <text:p>I-7621</text:p>
          </table:table-cell>
          <table:table-cell office:value-type="float" office:value="63.205">
            <text:p>63.205</text:p>
          </table:table-cell>
          <table:table-cell office:value-type="float" office:value="-50.333333333333336">
            <text:p>-50.333333333333336</text:p>
          </table:table-cell>
          <table:table-cell office:value-type="float" office:value="8240.0">
            <text:p>8240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LuS8624">
            <text:p>LuS8624</text:p>
          </table:table-cell>
          <table:table-cell office:value-type="float" office:value="63.51">
            <text:p>63.51</text:p>
          </table:table-cell>
          <table:table-cell office:value-type="float" office:value="-51.31">
            <text:p>-51.31</text:p>
          </table:table-cell>
          <table:table-cell office:value-type="float" office:value="9240.0">
            <text:p>9240.0</text:p>
          </table:table-cell>
          <table:table-cell office:value-type="float" office:value="65.0">
            <text:p>65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LuS8621">
            <text:p>LuS8621</text:p>
          </table:table-cell>
          <table:table-cell office:value-type="float" office:value="63.43">
            <text:p>63.43</text:p>
          </table:table-cell>
          <table:table-cell office:value-type="float" office:value="-51.2">
            <text:p>-51.2</text:p>
          </table:table-cell>
          <table:table-cell office:value-type="float" office:value="9620.0">
            <text:p>9620.0</text:p>
          </table:table-cell>
          <table:table-cell office:value-type="float" office:value="60.0">
            <text:p>60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Qeqertarsuatsiaat">
            <text:p>Qeqertarsuatsiaat</text:p>
          </table:table-cell>
          <table:table-cell office:value-type="string" office:value="radiocarbon">
            <text:p>radiocarbon</text:p>
          </table:table-cell>
          <table:table-cell office:value-type="string" office:value="I-7620">
            <text:p>I-7620</text:p>
          </table:table-cell>
          <table:table-cell office:value-type="float" office:value="63.43">
            <text:p>63.43</text:p>
          </table:table-cell>
          <table:table-cell office:value-type="float" office:value="-51.13">
            <text:p>-51.13</text:p>
          </table:table-cell>
          <table:table-cell office:value-type="float" office:value="8725.0">
            <text:p>8725.0</text:p>
          </table:table-cell>
          <table:table-cell office:value-type="float" office:value="120.0">
            <text:p>12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5">
            <text:p>Weidick19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